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21cm" table:align="left" style:writing-mode="lr-tb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787cm"/>
    </style:style>
    <style:style style:name="Table1.C" style:family="table-column">
      <style:table-column-properties style:column-width="6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4"/>
      <text:p text:style-name="P6">ЯВОЧНЫЙ ЛИСТ</text:p>
      <text:p text:style-name="P6"/>
      <text:p text:style-name="P15">к протоколу № 4</text:p>
      <text:p text:style-name="P16">7 ноября 2024 г. <text:s/></text:p>
      <text:p text:style-name="P6"/>
      <text:p text:style-name="P5">На заседания диссертационного совета ПДС 0200.005</text:p>
      <text:p text:style-name="Standard"><text:span text:style-name="T3">по принятию </text:span><text:span text:style-name="T2">к защите</text:span><text:span text:style-name="T3"> диссертации ___ФИО_в_родительном_падеже___</text:span><text:span text:style-name="T2"> </text:span><text:span text:style-name="T4">присутствовали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Фамилия И.О.</text:p>
          </table:table-cell>
          <table:table-cell table:style-name="Table1.A1" office:value-type="string">
            <text:p text:style-name="P9">Ученая степень,</text:p>
            <text:p text:style-name="P9">шифр специальности</text:p>
            <text:p text:style-name="P9"><text:s/>в совете</text:p>
          </table:table-cell>
          <table:table-cell table:style-name="Table1.C1" office:value-type="string">
            <text:p text:style-name="P2">Подпись</text:p>
            <text:p text:style-name="P1"><text:span text:style-name="T6">Если заседание проходило в заочном формате, пишем </text:span><text:span text:style-name="T1">«онлайн»</text:span></text:p>
          </table:table-cell>
        </table:table-row>
        <table:table-row table:style-name="Table1.1">
          <table:table-cell table:style-name="Table1.A1" office:value-type="string">
            <text:p text:style-name="Standard">Скубачевский А.Л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Россовский Л.Е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Савин А.Ю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Апушкинская Д.Е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езродных С.И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райчев Г.Г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уренков В.И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Муравник А.Б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Савчин В.М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Фаминский А.В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Шерстюков В.Б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Ученый секретарь</text:p>
      <text:p text:style-name="P5">диссертационного совета ПДС 0200.005 <text:s text:c="42"/>Савин А.Ю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2T23:52:00</meta:creation-date>
    <dc:date>2025-10-18T14:07:02.122958894</dc:date>
    <meta:print-date>2024-12-19T16:29:00</meta:print-date>
    <meta:editing-cycles>11</meta:editing-cycles>
    <meta:editing-duration>PT3H36M20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47" meta:word-count="103" meta:character-count="800" meta:non-whitespace-character-count="697"/>
  </office:meta>
</office:document-meta>
</file>